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usX1" svg:font-family="JuniusX" style:font-adornments="Bold" style:font-pitch="variable"/>
    <style:font-face style:name="JuniusX2" svg:font-family="JuniusX" style:font-adornments="Italic" style:font-pitch="variable"/>
    <style:font-face style:name="JuniusX" svg:font-family="JuniusX" style:font-adornments="Regular" style:font-pitch="variable"/>
    <style:font-face style:name="JuniusX:cv41" svg:font-family="JuniusX:cv41" style:font-pitch="variable"/>
    <style:font-face style:name="JuniusX:cv42=2" svg:font-family="JuniusX:cv42=2" style:font-pitch="variable"/>
    <style:font-face style:name="JuniusX:cv42=2&amp;case" svg:font-family="JuniusX:cv42=2&amp;case" style:font-pitch="variable"/>
    <style:font-face style:name="JuniusX:cv42=2&amp;smcp" svg:font-family="JuniusX:cv42=2&amp;smcp" style:font-pitch="variable"/>
    <style:font-face style:name="JuniusX:smcp" svg:font-family="JuniusX:smcp" style:font-adornments="Regular" style:font-pitch="variable"/>
    <style:font-face style:name="JuniusX:ss07" svg:font-family="JuniusX:ss07" style:font-pitch="variable"/>
    <style:font-face style:name="JuniusX:sups" svg:font-family="JuniusX: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93936e"/>
    </style:style>
    <style:style style:name="T1" style:family="text">
      <style:text-properties officeooo:rsid="00677c3f"/>
    </style:style>
    <style:style style:name="T2" style:family="text">
      <style:text-properties fo:font-style="italic" style:font-style-asian="italic" style:font-style-complex="italic"/>
    </style:style>
    <style:style style:name="T3" style:family="text">
      <style:text-properties style:font-weight-asian="bold" style:font-weight-complex="bold"/>
    </style:style>
    <style:style style:name="T4" style:family="text">
      <style:text-properties officeooo:rsid="007f29b9"/>
    </style:style>
    <style:style style:name="T5" style:family="text">
      <style:text-properties officeooo:rsid="00812340"/>
    </style:style>
    <style:style style:name="T6" style:family="text">
      <style:text-properties officeooo:rsid="0081f13d"/>
    </style:style>
    <style:style style:name="T7" style:family="text">
      <style:text-properties style:font-name="JuniusX:sups"/>
    </style:style>
    <style:style style:name="T8" style:family="text">
      <style:text-properties style:font-name="JuniusX:ss07"/>
    </style:style>
    <style:style style:name="T9" style:family="text">
      <style:text-properties officeooo:rsid="00858052"/>
    </style:style>
    <style:style style:name="T10" style:family="text">
      <style:text-properties officeooo:rsid="00877576"/>
    </style:style>
    <style:style style:name="T11" style:family="text">
      <style:text-properties officeooo:rsid="008a7f8e"/>
    </style:style>
    <style:style style:name="T12" style:family="text">
      <style:text-properties style:font-name="JuniusX:cv42=2"/>
    </style:style>
    <style:style style:name="T13" style:family="text">
      <style:text-properties style:font-name="JuniusX:cv42=2" officeooo:rsid="0081f13d"/>
    </style:style>
    <style:style style:name="T14" style:family="text">
      <style:text-properties style:font-name="JuniusX:cv42=2" officeooo:rsid="008f6622"/>
    </style:style>
    <style:style style:name="T15" style:family="text">
      <style:text-properties style:font-name="JuniusX:cv42=2" officeooo:rsid="0092253e"/>
    </style:style>
    <style:style style:name="T16" style:family="text">
      <style:text-properties style:font-name="JuniusX:cv42=2" fo:font-style="italic" officeooo:rsid="0092253e" style:font-style-asian="italic" style:font-style-complex="italic"/>
    </style:style>
    <style:style style:name="T17" style:family="text">
      <style:text-properties style:font-name="JuniusX:cv42=2" fo:font-style="italic" officeooo:rsid="0093936e" style:font-style-asian="italic" style:font-style-complex="italic"/>
    </style:style>
    <style:style style:name="T18" style:family="text">
      <style:text-properties style:font-name="JuniusX:cv42=2" officeooo:rsid="0093936e"/>
    </style:style>
    <style:style style:name="T19" style:family="text">
      <style:text-properties style:font-name="JuniusX:cv41"/>
    </style:style>
    <style:style style:name="T20" style:family="text">
      <style:text-properties officeooo:rsid="0093936e"/>
    </style:style>
    <style:style style:name="T21" style:family="text">
      <style:text-properties style:font-name="JuniusX" officeooo:rsid="0093936e"/>
    </style:style>
    <style:style style:name="T22" style:family="text">
      <style:text-properties style:font-name="JuniusX:cv42=2" officeooo:rsid="0093936e"/>
    </style:style>
    <style:style style:name="T23" style:family="text">
      <style:text-properties style:font-name="JuniusX:cv42=2&amp;case" officeooo:rsid="0093936e"/>
    </style:style>
    <style:style style:name="T24" style:family="text">
      <style:text-properties style:font-name="JuniusX:cv42=2&amp;smcp" officeooo:rsid="009393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Using JuniusX to reproduce the abbreviations in Martin,<text:line-break/></text:span><text:span text:style-name="T2">The Record Interpreter</text:span></text:h>
      <text:p text:style-name="Text_20_body">For a straight stroke over any letter, use the <text:span text:style-name="UName">combining macron</text:span> (U+0304, and note that combining marks must follow the base character):</text:p>
      <text:p text:style-name="Indented_20_para">ōnis <text:span text:style-name="foreign">omnis</text:span>; om̄is <text:span text:style-name="foreign">omnis</text:span>; dāpna <text:span text:style-name="foreign">dampna</text:span>; damp̄a <text:span text:style-name="foreign">dampna</text:span>.</text:p>
      <text:p text:style-name="Text_20_body">For a stroke through a tall letter, use the <text:span text:style-name="UName">combining short stroke overlay</text:span> (U+0335): <text:span text:style-name="letter_20_illustration"><text:span text:style-name="T3">f̵ d̵ l̵</text:span></text:span>. But there are also precomposed versions of <text:span text:style-name="letter_20_illustration">d</text:span>, <text:span text:style-name="letter_20_illustration">l</text:span> and other characters with stroke, e.g. <text:span text:style-name="letter_20_illustration">đ</text:span> (U+0111), <text:span text:style-name="letter_20_illustration">ƚ</text:span> (U+019A).</text:p>
      <text:p text:style-name="Text_20_body">For <text:span text:style-name="letter_20_illustration">~</text:span> above any character, use the <text:span text:style-name="UName">combining tilde</text:span> (U+0303):</text:p>
      <text:p text:style-name="Indented_20_para">ã ac,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Text_20_body">For <text:span text:style-name="letter_20_illustration">~</text:span> through a vertical stroke, use the <text:span text:style-name="UName">tilde overlay</text:span> (U+0334): <text:span text:style-name="letter_20_illustration">l̴ d̴</text:span> (U+0303 would be <text:span text:style-name="T4">positioned</text:span> above the letter, e.g. <text:span text:style-name="letter_20_illustration">l̃</text:span>, <text:span text:style-name="letter_20_illustration">d̃</text:span>).</text:p>
      <text:p text:style-name="Text_20_body">The figure meaning <text:span text:style-name="foreign">er</text:span>, <text:span text:style-name="foreign">re</text:span>, <text:span text:style-name="foreign">ir</text:span> is a common medieval abbreviation which takes many forms. The semantically correct Unicode character is the <text:span text:style-name="UName">combining zigzag</text:span> (◌͛, U+035B), but the best match in JuniusX is a variant of this, U+F1C8 <text:span text:style-name="T20">(the curly form zigzag)</text:span>. The best way to access this variant is to apply the OpenType feature <text:span text:style-name="UName">cv</text:span><text:span text:style-name="UName"><text:span text:style-name="T11">42</text:span></text:span> (with an index of 2) to U+035B, as here:</text:p>
      <text:p text:style-name="Indented_20_para"><text:span text:style-name="T18">deb͛e </text:span><text:span text:style-name="T17">debere</text:span><text:span text:style-name="T18">; </text:span><text:span text:style-name="T12">int{^zz} </text:span><text:span text:style-name="foreign"><text:span text:style-name="T12">inter</text:span></text:span><text:span text:style-name="T12">; f{^zz}‌</text:span><text:span text:style-name="T14"> </text:span><text:span text:style-name="T12">rū </text:span><text:span text:style-name="foreign"><text:span text:style-name="T12">ferrum</text:span></text:span><text:span text:style-name="T12">; </text:span><text:span text:style-name="T15">gn͛o </text:span><text:span text:style-name="T16">generatio</text:span><text:span text:style-name="T15">;</text:span><text:span text:style-name="T12"> p{^zz} </text:span><text:span text:style-name="foreign"><text:span text:style-name="T12">prae</text:span></text:span><text:span text:style-name="T12">; seru{^zz}e </text:span><text:span text:style-name="foreign"><text:span text:style-name="T12">servire</text:span></text:span><text:span text:style-name="T12">.</text:span></text:p>
      <text:p text:style-name="P1"><text:span text:style-name="T21">T</text:span><text:span text:style-name="T20">he curly form of the combining zigzag may be attached to any letter, and it may change shape depending on the letter it is attached to (including caps, for which use the case feature, and small caps: </text:span><text:span text:style-name="T23">A͛ B͛</text:span><text:span text:style-name="T18"> </text:span><text:span text:style-name="T24">c͛ d͛</text:span><text:span text:style-name="T20">.</text:span></text:p>
      <text:p text:style-name="P1">The symbol for <text:span text:style-name="foreign">is</text:span>, <text:span text:style-name="foreign">es</text:span> 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Text_20_body">There are two characters for <text:span text:style-name="foreign">-us</text:span> in Unicode: the <text:span text:style-name="UName">spacing us</text:span> U+A770 (do not confuse this with <text:span text:style-name="UName">con</text:span> U+A76F) and the <text:span text:style-name="UName">combining us</text:span> U+1DD2 (treatment of which is not yet complete in JuniusX, but the <text:span text:style-name="book_20_title">Record Interpreter</text:span> appears to use only the spacing character):</text:p>
      <text:p text:style-name="Indented_20_para">ip̃iꝰ <text:span text:style-name="foreign">ipsius</text:span>; usꝰ <text:span text:style-name="foreign">uersus</text:span>; pꝰtea <text:span text:style-name="foreign">postea</text:span>; pꝰ <text:span text:style-name="foreign">post</text:span>.</text:p>
      <text:p text:style-name="Text_20_body"><text:soft-page-break/>The three-like sign is the <text:span text:style-name="UName">et sign</text:span> (◌ꝫ, U+A76B—do not confuse this with Middle English yogh: <text:span text:style-name="letter_20_illustration">ȝ</text:span>, U+021D):</text:p>
      <text:p text:style-name="Indented_20_para">quibꝫ <text:span text:style-name="foreign">quibus</text:span>; licꝫ <text:span text:style-name="foreign">licet</text:span>; sꝫ <text:span text:style-name="foreign">sed</text:span>.</text:p>
      <text:p text:style-name="Text_20_body">For <text:span text:style-name="foreign">-rum</text:span> the Unicode <text:span text:style-name="UName"><text:span text:style-name="T5">rum rotunda</text:span></text:span> (U+A75D) is like the one in MUFI/Junicode. The one in <text:span text:style-name="T5">t</text:span>he <text:span text:style-name="book_20_title">Record Interpreter</text:span> appears to be a late stylized version of this. Use U+A75D and apply OpenType tag <text:span text:style-name="UName">cv</text:span><text:span text:style-name="UName"><text:span text:style-name="T11">41</text:span></text:span> <text:span text:style-name="T6">(</text:span>or, <text:span text:style-name="T6">if you’re using InDesign,</text:span> find it in the character palette<text:span text:style-name="T9">)</text:span>:</text:p>
      <text:p text:style-name="Indented_20_para"><text:span text:style-name="T19">aĩaꝝ </text:span><text:span text:style-name="foreign"><text:span text:style-name="T19">animarum</text:span></text:span><text:span text:style-name="T19">; coꝝpere </text:span><text:span text:style-name="foreign"><text:span text:style-name="T19">corrumpere</text:span></text:span><text:span text:style-name="T19">; beatoꝝ </text:span><text:span text:style-name="foreign"><text:span text:style-name="T19">beatorum</text:span></text:span><text:span text:style-name="T19">.</text:span></text:p>
      <text:p text:style-name="Text_20_body">For <text:span text:style-name="foreign">cum</text:span>, <text:span text:style-name="foreign">con</text:span>, etc. use <text:span text:style-name="UName"><text:span text:style-name="T6">small letter con</text:span></text:span> (U+A76F):</text:p>
      <text:p text:style-name="Indented_20_para">ꝯputus <text:span text:style-name="foreign">computus</text:span>; ꝯa <text:span text:style-name="foreign">contra</text:span>; ꝯnouit <text:span text:style-name="foreign">cognouit</text:span>.</text:p>
      <text:p text:style-name="Text_20_body">For <text:span text:style-name="foreign">per</text:span>, use <text:span text:style-name="UName"><text:span text:style-name="T6">p with stroke</text:span></text:span> U+A751; for <text:span text:style-name="foreign">pro,</text:span> use <text:span text:style-name="UName"><text:span text:style-name="T6">p with flourish</text:span></text:span> U+A753; for <text:span text:style-name="foreign">prae</text:span>, etc. use a variant of the <text:span text:style-name="UName">zigzag</text:span> (above) with <text:span text:style-name="letter_20_illustration">p</text:span>:</text:p>
      <text:p text:style-name="Indented_20_para">ꝑsōa <text:span text:style-name="foreign">persona</text:span>; ꝯꝑet <text:span text:style-name="foreign">comparet</text:span>; <text:span text:style-name="T12">p</text:span><text:span text:style-name="T13">{^zz}</text:span><text:span text:style-name="T12">sẽs</text:span> <text:span text:style-name="foreign">praesens</text:span>; ꝓceres <text:span text:style-name="foreign">proceres</text:span>.</text:p>
      <text:p text:style-name="Text_20_body">For <text:span text:style-name="letter_20_illustration">q</text:span> with stroke through the descender, there are two Unicode points: U+A757 for a straight stroke, and U+A759 for a diagonal stroke <text:span text:style-name="T6">(the </text:span><text:span text:style-name="book_20_title"><text:span text:style-name="T6">Record Interpreter</text:span></text:span><text:span text:style-name="T6"> appears to use only the former)</text:span>:</text:p>
      <text:p text:style-name="Indented_20_para">ꝗ <text:span text:style-name="foreign">quod</text:span>; ꝗd <text:span text:style-name="foreign">quid</text:span>; ꝗbꝫ <text:span text:style-name="foreign">quibus</text:span>.</text:p>
      <text:p text:style-name="Text_20_body">For <text:span text:style-name="foreign">quae</text:span>, use <text:span text:style-name="T6">the ligature</text:span> U+E8BF (MUFI, not Unicode):<text:span text:style-name="letter_20_illustration"> </text:span>.</text:p>
      <text:p text:style-name="Text_20_body">All of the letters a-z are available in superscript form. Access with the <text:span text:style-name="UName">sups</text:span> OpenType feature:</text:p>
      <text:p text:style-name="Indented_20_para">q<text:span text:style-name="T7">o</text:span>s <text:span text:style-name="foreign">quos</text:span>; c<text:span text:style-name="T7">i</text:span>lo <text:span text:style-name="foreign">circulo</text:span>; cap<text:span text:style-name="T7">i</text:span> <text:span text:style-name="foreign">capituli</text:span>.</text:p>
      <text:p text:style-name="Text_20_body">All letters a–z, and several others too, also have combining forms <text:span text:style-name="T10">(</text:span>for which see the document Diacritics_guide.pdf in the JuniusX repository<text:span text:style-name="T10">)</text:span>:</text:p>
      <text:p text:style-name="Indented_20_para">qͦ <text:span text:style-name="foreign">quo</text:span>; qͥ <text:span text:style-name="foreign">qui</text:span> quatt{^or<text:span text:style-name="T9">}</text:span> <text:span text:style-name="foreign">quattuor</text:span>.</text:p>
      <text:p text:style-name="Text_20_body"><text:span text:style-name="T8">For underdotted text, use Stylistic Set 7, Underdotted</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usX1" svg:font-family="JuniusX" style:font-adornments="Bold" style:font-pitch="variable"/>
    <style:font-face style:name="JuniusX2" svg:font-family="JuniusX" style:font-adornments="Italic" style:font-pitch="variable"/>
    <style:font-face style:name="JuniusX" svg:font-family="JuniusX" style:font-adornments="Regular" style:font-pitch="variable"/>
    <style:font-face style:name="JuniusX:cv41" svg:font-family="JuniusX:cv41" style:font-pitch="variable"/>
    <style:font-face style:name="JuniusX:cv42=2" svg:font-family="JuniusX:cv42=2" style:font-pitch="variable"/>
    <style:font-face style:name="JuniusX:cv42=2&amp;case" svg:font-family="JuniusX:cv42=2&amp;case" style:font-pitch="variable"/>
    <style:font-face style:name="JuniusX:cv42=2&amp;smcp" svg:font-family="JuniusX:cv42=2&amp;smcp" style:font-pitch="variable"/>
    <style:font-face style:name="JuniusX:smcp" svg:font-family="JuniusX:smcp" style:font-adornments="Regular" style:font-pitch="variable"/>
    <style:font-face style:name="JuniusX:ss07" svg:font-family="JuniusX:ss07" style:font-pitch="variable"/>
    <style:font-face style:name="JuniusX:sups" svg:font-family="JuniusX: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usX" fo:font-family="JuniusX"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usX1" fo:font-family="JuniusX"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usX2" fo:font-family="JuniusX" style:font-style-name="Italic" style:font-pitch="variable" fo:font-style="italic"/>
    </style:style>
    <style:style style:name="book_20_title" style:display-name="book title" style:family="text">
      <style:text-properties style:font-name="JuniusX2" fo:font-family="JuniusX" style:font-style-name="Italic" style:font-pitch="variable" fo:font-style="italic"/>
    </style:style>
    <style:style style:name="letter_20_illustration" style:display-name="letter illustration" style:family="text">
      <style:text-properties style:font-name="JuniusX1" fo:font-family="JuniusX" style:font-style-name="Bold" style:font-pitch="variable" fo:font-weight="bold"/>
    </style:style>
    <style:style style:name="UName" style:family="text">
      <style:text-properties style:font-name="JuniusX:smcp" fo:font-family="JuniusX:smcp" style:font-style-name="Regular"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0-10-19T13:59:15.249430220</dc:date>
    <meta:editing-duration>PT9H41M1S</meta:editing-duration>
    <meta:editing-cycles>73</meta:editing-cycles>
    <meta:generator>LibreOffice/7.0.1.2$MacOSX_X86_64 LibreOffice_project/7cbcfc562f6eb6708b5ff7d7397325de9e764452</meta:generator>
    <meta:document-statistic meta:table-count="0" meta:image-count="0" meta:object-count="0" meta:page-count="2" meta:paragraph-count="30" meta:word-count="546" meta:character-count="3180" meta:non-whitespace-character-count="2669"/>
  </office:meta>
</office:document-meta>
</file>